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72cm" fo:min-width="5.285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0.891cm" fo:min-width="5.285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4.302cm" fo:min-width="5.285cm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Short_20_line_20_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1.595cm" fo:min-width="5.3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574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5.107cm" fo:min-width="13.63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="none" draw:textarea-horizontal-align="justify" draw:textarea-vertical-align="top" draw:auto-grow-height="false" fo:min-height="0.301cm" fo:min-width="5.94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372cm" fo:min-width="5.945cm"/>
    </style:style>
    <style:style style:name="gr12" style:family="graphic" style:parent-style-name="standard" style:list-style-name="L1">
      <style:graphic-properties draw:fill="none" draw:textarea-horizontal-align="justify" draw:textarea-vertical-align="top" draw:auto-grow-height="false" fo:min-height="1.673cm" fo:min-width="5.945cm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1.864cm" fo:min-width="4.0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1.147cm" fo:min-width="7.46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372cm" fo:min-width="7.469cm"/>
    </style:style>
    <style:style style:name="gr17" style:family="graphic" style:parent-style-name="standard" style:list-style-name="L1">
      <style:graphic-properties draw:fill="none" draw:textarea-horizontal-align="justify" draw:textarea-vertical-align="top" draw:auto-grow-height="false" fo:min-height="0.403cm" fo:min-width="7.4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9cm" fo:min-width="3.558cm"/>
    </style:style>
    <style:style style:name="gr20" style:family="graphic" style:parent-style-name="standard">
      <style:graphic-properties draw:fill="solid" draw:fill-color="#dddddd" draw:textarea-horizontal-align="justify" draw:textarea-vertical-align="top" draw:auto-grow-height="false" fo:min-height="1.864cm" fo:min-width="4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.8000001907349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9.80000019073486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c9211e" style:font-name="Liberation Mono1" fo:font-size="11.8000001907349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text-align="start"/>
      <style:text-properties fo:color="#c9211e" style:font-name="Lucida Console1" fo:font-size="11.8000001907349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9.80000019073486pt" style:font-size-asian="10pt" style:font-size-complex="10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solid" draw:fill-color="#dddddd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00a933"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0000" fo:font-size="10pt" fo:font-weight="normal" style:font-size-asian="12pt" style:font-weight-asian="bold" style:font-size-complex="12pt" style:font-weight-complex="bold"/>
    </style:style>
    <style:style style:name="T9" style:family="text">
      <style:text-properties fo:font-size="10pt" fo:font-weight="bold" style:font-size-asian="12pt" style:font-weight-asian="bold" style:font-size-complex="12pt" style:font-weight-complex="bold"/>
    </style:style>
    <style:style style:name="T10" style:family="text">
      <style:text-properties fo:font-size="10pt" fo:font-weight="normal" style:font-size-asian="12pt" style:font-weight-asian="bold" style:font-size-complex="12pt" style:font-weight-complex="bold"/>
    </style:style>
    <style:style style:name="T11" style:family="text">
      <style:text-properties fo:color="#c9211e" style:font-name="Liberation Mono1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c9211e" style:font-name="Lucida Console1" fo:font-size="12pt" style:font-size-asian="12pt" style:font-size-complex="12pt"/>
    </style:style>
    <style:style style:name="T13" style:family="text">
      <style:text-properties fo:color="#000000" fo:font-size="10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f"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a933" fo:font-size="10pt" fo:font-weight="normal" style:font-size-asian="12pt" style:font-weight-asian="bold" style:font-size-complex="12pt" style:font-weight-complex="bold"/>
    </style:style>
    <style:style style:name="T18" style:family="text">
      <style:text-properties fo:color="#000000" style:font-name="Liberation Sans2" fo:font-size="10pt" fo:font-style="normal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85cm" svg:height="0.622cm" svg:x="12.569cm" svg:y="3.211cm">
          <text:p text:style-name="P1"><text:span text:style-name="T1">ds_course::Circle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85cm" svg:height="1.141cm" svg:x="12.569cm" svg:y="3.833cm">
          <text:p text:style-name="P3"><text:span text:style-name="T2">- cursor: CNode*</text:span></text:p>
          <text:p text:style-name="P3"><text:span text:style-name="T3">- size: int <text:s text:c="2"/></text:span><text:span text:style-name="T4">(add to the ADT)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85cm" svg:height="4.552cm" svg:x="12.569cm" svg:y="4.973cm">
          <text:p text:style-name="P3"><text:span text:style-name="T2">+ CircleList() <text:s text:c="5"/></text:span><text:span text:style-name="T5">constructor</text:span></text:p>
          <text:p text:style-name="P3"><text:span text:style-name="T2">+ ~CircleList() <text:s text:c="3"/></text:span><text:span text:style-name="T5">destructor</text:span></text:p>
          <text:p text:style-name="P3"><text:span text:style-name="T2">+ bool empty()</text:span></text:p>
          <text:p text:style-name="P3"><text:span text:style-name="T2">+ const int&amp; front() const</text:span></text:p>
          <text:p text:style-name="P3"><text:span text:style-name="T2">+ const int&amp; back() const</text:span></text:p>
          <text:p text:style-name="P3"><text:span text:style-name="T2">+ void add(const int&amp; e)</text:span></text:p>
          <text:p text:style-name="P3"><text:span text:style-name="T6">+ </text:span><text:span text:style-name="T2">void remove()</text:span></text:p>
          <text:p text:style-name="P5"><text:span text:style-name="T2">+ void advance()</text:span></text:p>
          <text:p text:style-name="P5"><text:span text:style-name="T7">+ void retreat() <text:s text:c="2"/>(optional)</text:span></text:p>
          <text:p text:style-name="P3"><text:span text:style-name="T4">+ int getSize() <text:s text:c="2"/>(add to the ADT)</text:span></text:p>
          <text:p text:style-name="P3"><text:span text:style-name="T8">+ string to_str() cons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0.353cm" svg:y1="5.588cm" svg:x2="12.569cm" svg:y2="6.865cm">
          <text:p/>
        </draw:line>
        <draw:custom-shape draw:style-name="gr5" draw:text-style-name="P7" draw:layer="layout" svg:width="5.842cm" svg:height="1.845cm" svg:x="4.511cm" svg:y="4.378cm">
          <text:p text:style-name="P3"><text:span text:style-name="T9">+ main():int</text:span></text:p>
          <text:p text:style-name="P3"><text:span text:style-name="T10">+ INS(cL: CircleList, pos:int, val:int)</text:span><text:span text:style-name="T10"><text:line-break/></text:span><text:span text:style-name="T10">+ DEL(cL: CircleList, pos:int)</text:span></text:p>
          <text:p text:style-name="P3"><text:span text:style-name="T10"/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5cm" svg:height="0.729cm" svg:x="11.142cm" svg:y="10.339cm">
          <draw:text-box>
            <text:p><text:span text:style-name="T11">CircleList.h</text:span></text:p>
          </draw:text-box>
        </draw:frame>
        <draw:frame draw:style-name="gr7" draw:text-style-name="P8" draw:layer="layout" svg:width="5.074cm" svg:height="0.729cm" svg:x="5.438cm" svg:y="3.632cm">
          <draw:text-box>
            <text:p><text:span text:style-name="T11">CircleListMain.cpp</text:span></text:p>
          </draw:text-box>
        </draw:frame>
        <draw:line draw:style-name="gr4" draw:text-style-name="P6" draw:layer="layout" svg:x1="9.21cm" svg:y1="8.89cm" svg:x2="12.569cm" svg:y2="7.984cm">
          <text:p/>
        </draw:line>
        <draw:custom-shape draw:style-name="gr8" draw:text-style-name="P9" draw:layer="layout" svg:width="14.918cm" svg:height="16.145cm" svg:x="4.334cm" svg:y="2.016cm">
          <text:p text:style-name="P3"><text:span text:style-name="T12">${GIT_DIR}/ex05-circle-list/</text:span></text:p>
          <draw:enhanced-geometry svg:viewBox="0 0 21600 21600" draw:path-stretchpoint-x="10800" draw:path-stretchpoint-y="10800" draw:text-areas="?f3 ?f4 ?f5 ?f6" draw:type="round-rectangle" draw:modifiers="1950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5.306cm" svg:y1="9.525cm" svg:x2="15.306cm" svg:y2="10.848cm">
          <text:p/>
        </draw:line>
        <draw:custom-shape draw:style-name="gr10" draw:text-style-name="P7" draw:layer="layout" svg:width="6.445cm" svg:height="0.551cm" svg:x="11.695cm" svg:y="13.373cm">
          <text:p text:style-name="P3"><text:span text:style-name="T13"/></text:p>
          <text:p text:style-name="P3"><text:span text:style-name="T13"/></text:p>
          <text:p text:style-name="P3"><text:span text:style-name="T13"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45cm" svg:height="0.622cm" svg:x="11.695cm" svg:y="10.85cm">
          <text:p text:style-name="P1"><text:span text:style-name="T1">ds_course::C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445cm" svg:height="1.923cm" svg:x="11.695cm" svg:y="11.45cm">
          <text:p text:style-name="P5"><text:span text:style-name="T13">- elem: int </text:span></text:p>
          <text:p text:style-name="P3"><text:span text:style-name="T14">- next: </text:span><text:span text:style-name="T13">CNode* </text:span></text:p>
          <text:p text:style-name="P3"><text:span text:style-name="T15">- prev: </text:span><text:span text:style-name="T16">Cnode* <text:s text:c="3"/>(optional)</text:span></text:p>
          <text:p text:style-name="P3"><text:span text:style-name="T13">friend class CircleList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535cm" svg:height="2.114cm" svg:x="4.7cm" svg:y="8.493cm">
          <text:p text:style-name="P3"><text:span text:style-name="T9">+ main():int</text:span></text:p>
          <text:p text:style-name="P3"><text:span text:style-name="T10"/></text:p>
          <text:p text:style-name="P3"><text:span text:style-name="T17">TEST_CASE(…)</text:span></text:p>
          <text:p text:style-name="P3"><text:span text:style-name="T17">TEST_CASE(…)</text:span></text:p>
          <text:p text:style-name="P3"><text:span text:style-name="T17">TEST_CASE(...)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582cm" svg:height="1.123cm" svg:x="4.39cm" svg:y="7.493cm">
          <draw:text-box>
            <text:p><text:span text:style-name="T18">(Supplied by instructor)</text:span></text:p>
            <text:p><text:span text:style-name="T11">Catch2TestRunner.cpp</text:span></text:p>
          </draw:text-box>
        </draw:frame>
        <draw:custom-shape draw:style-name="gr15" draw:text-style-name="P7" draw:layer="layout" svg:width="7.969cm" svg:height="1.397cm" svg:x="10.099cm" svg:y="16.383cm">
          <text:p text:style-name="P3"><text:span text:style-name="T13">+ OutOfBoundsException(const string&amp; msg) </text:span><text:span text:style-name="T13"><text:line-break/></text:span><text:span text:style-name="T13">+ ~OutOfBoundsException()</text:span></text:p>
          <text:p text:style-name="P3"><text:span text:style-name="T13">+ string getMessage() con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969cm" svg:height="0.622cm" svg:x="10.099cm" svg:y="15.13cm">
          <text:p text:style-name="P1"><text:span text:style-name="T1">ds_course::OutOfBoundsExcep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969cm" svg:height="0.653cm" svg:x="10.099cm" svg:y="15.73cm">
          <text:p text:style-name="P5"><text:span text:style-name="T13">- msg: string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91cm" svg:y1="6.216cm" svg:x2="10.861cm" svg:y2="15.113cm">
          <text:p/>
        </draw:line>
        <draw:frame draw:style-name="gr18" draw:text-style-name="P11" draw:layer="layout" svg:width="2.454cm" svg:height="0.683cm" svg:x="5.359cm" svg:y="10.62cm">
          <draw:text-box>
            <text:p><text:span text:style-name="T6">«</text:span><text:span text:style-name="T19">unit tests</text:span><text:span text:style-name="T2">»</text:span></text:p>
          </draw:text-box>
        </draw:frame>
        <draw:frame draw:style-name="gr6" draw:text-style-name="P8" draw:layer="layout" svg:width="4.058cm" svg:height="0.729cm" svg:x="12.766cm" svg:y="2.149cm">
          <draw:text-box>
            <text:p><text:span text:style-name="T11">CircleList.cpp</text:span></text:p>
          </draw:text-box>
        </draw:frame>
        <draw:frame draw:style-name="gr19" draw:text-style-name="P8" draw:layer="layout" svg:width="4.058cm" svg:height="1.123cm" svg:x="11.121cm" svg:y="9.618cm">
          <draw:text-box>
            <text:p><text:span text:style-name="T18">Can include in</text:span></text:p>
            <text:p><text:span text:style-name="T11">CircleList.cpp</text:span></text:p>
          </draw:text-box>
        </draw:frame>
        <draw:frame draw:style-name="gr6" draw:text-style-name="P8" draw:layer="layout" svg:width="3.55cm" svg:height="0.729cm" svg:x="12.772cm" svg:y="2.681cm">
          <draw:text-box>
            <text:p><text:span text:style-name="T11">CircleList.h</text:span></text:p>
          </draw:text-box>
        </draw:frame>
        <draw:frame draw:style-name="gr7" draw:text-style-name="P8" draw:layer="layout" svg:width="5.074cm" svg:height="1.123cm" svg:x="10.994cm" svg:y="14.097cm">
          <draw:text-box>
            <text:p><text:span text:style-name="T18">Can include in</text:span></text:p>
            <text:p><text:span text:style-name="T11">CircleListMain.cpp</text:span></text:p>
          </draw:text-box>
        </draw:frame>
        <draw:custom-shape draw:style-name="gr20" draw:text-style-name="P12" draw:layer="layout" svg:width="4.535cm" svg:height="2.114cm" svg:x="4.638cm" svg:y="12.192cm">
          <text:p text:style-name="P3"><text:span text:style-name="T17">(Provided by the Catch2 framework)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5cm" svg:height="0.729cm" svg:x="4.644cm" svg:y="11.463cm">
          <draw:text-box>
            <text:p><text:span text:style-name="T11">catch.hpp</text:span></text:p>
          </draw:text-box>
        </draw:frame>
        <draw:line draw:style-name="gr4" draw:text-style-name="P6" draw:layer="layout" svg:x1="8.01cm" svg:y1="10.668cm" svg:x2="8.067cm" svg:y2="12.1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09:10:16.385000000</meta:creation-date>
    <dc:date>2020-10-07T01:39:35.021000000</dc:date>
    <meta:editing-duration>PT1H35M1S</meta:editing-duration>
    <meta:editing-cycles>19</meta:editing-cycles>
    <meta:generator>LibreOffice/6.3.2.2$Windows_X86_64 LibreOffice_project/98b30e735bda24bc04ab42594c85f7fd8be07b9c</meta:generator>
    <meta:document-statistic meta:object-count="27"/>
  </office:meta>
</office:document-meta>
</file>